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00e61" officeooo:paragraph-rsid="00014a2e" style:font-style-asian="normal" style:font-style-complex="normal"/>
    </style:style>
    <style:style style:name="P2" style:family="paragraph" style:parent-style-name="Standard">
      <style:text-properties fo:color="#a497b5" loext:opacity="100%" style:font-name="Droid Sans Mono" fo:font-size="10.5pt" fo:font-weight="normal" officeooo:paragraph-rsid="00014a2e" fo:background-color="#110e1a"/>
    </style:style>
    <style:style style:name="T1" style:family="text">
      <style:text-properties fo:font-style="italic" officeooo:rsid="0000f5b5" style:font-style-asian="italic" style:font-style-complex="italic"/>
    </style:style>
    <style:style style:name="T2" style:family="text">
      <style:text-properties officeooo:rsid="00014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env serverip 10.0.0.1; setenv ipaddr 10.0.0.2 ; tftp 0x80000000 /<text:span text:style-name="T2">tftpboot/app.bin</text:span><text:span text:style-name="T1"> <text:s/></text:span>go 0x80000000</text:p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0:53:25.483120679</meta:creation-date>
    <dc:date>2024-09-11T13:12:36.897938129</dc:date>
    <meta:editing-duration>PT3H53M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2" meta:character-count="99" meta:non-whitespace-character-count="87"/>
  </office:meta>
</office:document-meta>
</file>